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adea" fo:font-size="15pt" fo:language="zxx" fo:country="none" fo:font-weight="bold" officeooo:rsid="0007b8ba" officeooo:paragraph-rsid="0007b8ba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bold" officeooo:rsid="0007b8ba" officeooo:paragraph-rsid="0007b8ba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07b8ba" officeooo:paragraph-rsid="0007b8ba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07b8ba" officeooo:paragraph-rsid="0009b7c2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0841e5" officeooo:paragraph-rsid="000841e5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086f78" officeooo:paragraph-rsid="0009b7c2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09b7c2" officeooo:paragraph-rsid="0009b7c2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0abed6" officeooo:paragraph-rsid="000abed6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0ae2f5" officeooo:paragraph-rsid="000ae2f5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0c548c" officeooo:paragraph-rsid="000c548c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0c548c" officeooo:paragraph-rsid="000d3419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0d3419" officeooo:paragraph-rsid="000d3419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0dbb4d" officeooo:paragraph-rsid="000dbb4d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09b7c2" officeooo:paragraph-rsid="0009b7c2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T1" style:family="text">
      <style:text-properties officeooo:rsid="0009b7c2"/>
    </style:style>
    <style:style style:name="T2" style:family="text">
      <style:text-properties officeooo:rsid="000ae2f5"/>
    </style:style>
    <style:style style:name="T3" style:family="text">
      <style:text-properties officeooo:rsid="000c548c"/>
    </style:style>
    <style:style style:name="T4" style:family="text">
      <style:text-properties officeooo:rsid="000d3419"/>
    </style:style>
    <style:style style:name="T5" style:family="text">
      <style:text-properties officeooo:rsid="001035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-TD <text:span text:style-name="T5">3</text:span> : <text:span text:style-name="T5">Traduction de types de données avancées</text:span></text:p>
      <text:p text:style-name="P1">CEP</text:p>
      <text:p text:style-name="P2"/>
      <text:p text:style-name="P2">Ex. 1 : <text:span text:style-name="T5">Manipulation de chaînes de caractères</text:span></text:p>
      <text:p text:style-name="P3"/>
      <text:p text:style-name="P5">Q1) </text:p>
      <text:p text:style-name="P11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4:05:50.645183462</meta:creation-date>
    <dc:date>2019-04-10T14:12:20.893269599</dc:date>
    <meta:editing-duration>PT1H17M6S</meta:editing-duration>
    <meta:editing-cycles>4</meta:editing-cycles>
    <meta:generator>LibreOffice/5.3.6.1$Linux_X86_64 LibreOffice_project/30$Build-1</meta:generator>
    <meta:document-statistic meta:table-count="0" meta:image-count="0" meta:object-count="0" meta:page-count="1" meta:paragraph-count="5" meta:word-count="19" meta:character-count="102" meta:non-whitespace-character-count="85"/>
  </office:meta>
</office:document-meta>
</file>